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Thessalonian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1 THESSALONIANS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IT IS AN ENERGETIC CHURCH (1:1-3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IT IS AN ENERGETIC CHURCH (1:1-3):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For their strong faith (1:1-3a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For their labour of love (1:3b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1 THESSALONIANS 1<text:s text:c="1"/></text:span><text:span text:style-name="a515" text:class-names=""/></text:p>
          </draw:text-box>
          <svg:title/>
          <svg:desc/>
        </draw:frame>
        <draw:frame draw:id="id97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IT IS AN ENERGETIC CHURCH (1:1-3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IT IS AN ELECT CHURCH (1:4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IT IS AN EXEMPLARY CHURCH (1:5-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5" draw:style-name="a531" draw:master-page-name="Master1-Layout1-title-Title-Slide" presentation:presentation-page-layout-name="Master1-PPL1" draw:id="Slide-260">
        <draw:frame draw:id="id98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IT IS AN EXEMPLARY CHURCH (1:5-7)<text:s text:c="1"/></text:span><text:span text:style-name="a533" text:class-names=""/></text:p>
          </draw:text-box>
          <svg:title/>
          <svg:desc/>
        </draw:frame>
        <draw:frame draw:id="id99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Paul's example to the church (1:5-6)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6" draw:style-name="a541" draw:master-page-name="Master1-Layout12-tx-Title-and-Text" presentation:presentation-page-layout-name="Master1-PPL12" draw:id="Slide-261">
        <draw:frame draw:id="id100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Paul's example to the church (1:5-6)<text:s text:c="1"/></text:span><text:span text:style-name="a543" text:class-names=""/></text:p>
          </draw:text-box>
          <svg:title/>
          <svg:desc/>
        </draw:frame>
        <draw:frame draw:id="id101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His preaching is anointed by the Holy Spirit (1:5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is personal lifestyle is anointed by the Holy Spirit (1:6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7" draw:style-name="a556" draw:master-page-name="Master1-Layout12-tx-Title-and-Text" presentation:presentation-page-layout-name="Master1-PPL12" draw:id="Slide-262">
        <draw:frame draw:id="id102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IT IS AN EXEMPLARY CHURCH (1:5-7)<text:s text:c="1"/></text:span><text:span text:style-name="a558" text:class-names=""/></text:p>
          </draw:text-box>
          <svg:title/>
          <svg:desc/>
        </draw:frame>
        <draw:frame draw:id="id103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Paul's example to the church (1:5-6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ir example to the world (1:7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8" draw:style-name="a571" draw:master-page-name="Master1-Layout12-tx-Title-and-Text" presentation:presentation-page-layout-name="Master1-PPL12" draw:id="Slide-263">
        <draw:frame draw:id="id104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1 THESSALONIANS 1<text:s text:c="1"/></text:span><text:span text:style-name="a573" text:class-names=""/></text:p>
          </draw:text-box>
          <svg:title/>
          <svg:desc/>
        </draw:frame>
        <draw:frame draw:id="id105" presentation:style-name="a594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IT IS AN ENERGETIC CHURCH (1:1-3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IT IS AN ELECT CHURCH (1: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IT IS AN EXEMPLARY CHURCH (1:5-7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IT IS AN EVANGELISTIC CHURCH (1:8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IT IS AN EXPECTANT CHURCH (1:9-10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9" draw:style-name="a595" draw:master-page-name="Master1-Layout1-title-Title-Slide" presentation:presentation-page-layout-name="Master1-PPL1" draw:id="Slide-264">
        <draw:frame draw:id="id106" presentation:style-name="a599" draw:name="Title 1" svg:x="1.38in" svg:y="0.83in" svg:width="10.3in" svg:height="4.42in" presentation:class="title" presentation:placeholder="false">
          <draw:text-box>
            <text:p text:style-name="a598" text:class-names="" text:cond-style-name=""><text:span text:style-name="a596" text:class-names="">1 THESSALONIANS 2<text:s text:c="1"/></text:span><text:span text:style-name="a597" text:class-names=""/></text:p>
          </draw:text-box>
          <svg:title/>
          <svg:desc/>
        </draw:frame>
        <draw:frame draw:id="id107" presentation:style-name="a604" draw:name="Subtitle 2" svg:x="1.38in" svg:y="5.25in" svg:width="10.3in" svg:height="1.85in" presentation:class="subtitle" presentation:placeholder="false">
          <draw:text-box>
            <text:p text:style-name="a601" text:class-names="" text:cond-style-name=""><text:span text:style-name="a600" text:class-names="">PAUL'S PAST TRIP TO THESSALONICA (2:1-16):<text:s text:c="1"/></text:span></text:p>
            <text:p text:style-name="a603" text:class-names="" text:cond-style-name=""><text:span text:style-name="a602" text:class-names=""/></text:p>
          </draw:text-box>
          <svg:title/>
          <svg:desc/>
        </draw:frame>
      </draw:page>
      <draw:page draw:name="Slide10" draw:style-name="a605" draw:master-page-name="Master1-Layout1-title-Title-Slide" presentation:presentation-page-layout-name="Master1-PPL1" draw:id="Slide-265">
        <draw:frame draw:id="id108" presentation:style-name="a609" draw:name="Title 1" svg:x="1.38in" svg:y="0.83in" svg:width="10.3in" svg:height="4.42in" presentation:class="title" presentation:placeholder="false">
          <draw:text-box>
            <text:p text:style-name="a608" text:class-names="" text:cond-style-name=""><text:span text:style-name="a606" text:class-names="">PAUL'S PAST TRIP TO THESSALONICA (2:1-16):<text:s text:c="1"/></text:span><text:span text:style-name="a607" text:class-names=""/></text:p>
          </draw:text-box>
          <svg:title/>
          <svg:desc/>
        </draw:frame>
        <draw:frame draw:id="id109" presentation:style-name="a614" draw:name="Subtitle 2" svg:x="1.38in" svg:y="5.25in" svg:width="10.3in" svg:height="1.85in" presentation:class="subtitle" presentation:placeholder="false">
          <draw:text-box>
            <text:p text:style-name="a611" text:class-names="" text:cond-style-name=""><text:span text:style-name="a610" text:class-names=""><text:s text:c="1"/>How the gospel was relayed to the believers there (2:1-12):<text:s text:c="1"/></text:span></text:p>
            <text:p text:style-name="a613" text:class-names="" text:cond-style-name=""><text:span text:style-name="a612" text:class-names=""/></text:p>
          </draw:text-box>
          <svg:title/>
          <svg:desc/>
        </draw:frame>
      </draw:page>
      <draw:page draw:name="Slide11" draw:style-name="a615" draw:master-page-name="Master1-Layout12-tx-Title-and-Text" presentation:presentation-page-layout-name="Master1-PPL12" draw:id="Slide-266">
        <draw:frame draw:id="id110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How the gospel was relayed to the believers there (2:1-12):<text:s text:c="1"/></text:span><text:span text:style-name="a617" text:class-names=""/></text:p>
          </draw:text-box>
          <svg:title/>
          <svg:desc/>
        </draw:frame>
        <draw:frame draw:id="id111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Paul the persecuted (2:1-2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Paul the pattern (2:3-6, 9-10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2" draw:style-name="a630" draw:master-page-name="Master1-Layout12-tx-Title-and-Text" presentation:presentation-page-layout-name="Master1-PPL12" draw:id="Slide-267">
        <draw:frame draw:id="id112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Paul the pattern (2:3-6, 9-10):<text:s text:c="1"/></text:span><text:span text:style-name="a632" text:class-names=""/></text:p>
          </draw:text-box>
          <svg:title/>
          <svg:desc/>
        </draw:frame>
        <draw:frame draw:id="id113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Concerning his words (2:3-6, 10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Concerning his works (2:9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3" draw:style-name="a645" draw:master-page-name="Master1-Layout12-tx-Title-and-Text" presentation:presentation-page-layout-name="Master1-PPL12" draw:id="Slide-268">
        <draw:frame draw:id="id114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How the gospel was relayed to the believers there (2:1-12):<text:s text:c="1"/></text:span><text:span text:style-name="a647" text:class-names=""/></text:p>
          </draw:text-box>
          <svg:title/>
          <svg:desc/>
        </draw:frame>
        <draw:frame draw:id="id115" presentation:style-name="a662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Paul the persecuted (2:1-2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Paul the pattern (2:3-6, 9-10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Paul the parent (2:7-8, 11-12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4" draw:style-name="a663" draw:master-page-name="Master1-Layout12-tx-Title-and-Text" presentation:presentation-page-layout-name="Master1-PPL12" draw:id="Slide-269">
        <draw:frame draw:id="id116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Paul the parent (2:7-8, 11-12)<text:s text:c="1"/></text:span><text:span text:style-name="a665" text:class-names=""/></text:p>
          </draw:text-box>
          <svg:title/>
          <svg:desc/>
        </draw:frame>
        <draw:frame draw:id="id117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He fed and cared for them as would a loving mother (2:7-8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e encouraged and comforted them as would a loving father (2:11-12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5" draw:style-name="a678" draw:master-page-name="Master1-Layout12-tx-Title-and-Text" presentation:presentation-page-layout-name="Master1-PPL12" draw:id="Slide-270">
        <draw:frame draw:id="id118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How the gospel was relayed to the believers there (2:1-12):<text:s text:c="1"/></text:span><text:span text:style-name="a680" text:class-names=""/></text:p>
          </draw:text-box>
          <svg:title/>
          <svg:desc/>
        </draw:frame>
        <draw:frame draw:id="id119" presentation:style-name="a695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Paul the persecuted (2:1-2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Paul the pattern (2:3-6, 9-10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Paul the parent (2:7-8, 11-12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6" draw:style-name="a696" draw:master-page-name="Master1-Layout12-tx-Title-and-Text" presentation:presentation-page-layout-name="Master1-PPL12" draw:id="Slide-271">
        <draw:frame draw:id="id120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PAUL'S PAST TRIP TO THESSALONICA (2:1-16):<text:s text:c="1"/></text:span><text:span text:style-name="a698" text:class-names=""/></text:p>
          </draw:text-box>
          <svg:title/>
          <svg:desc/>
        </draw:frame>
        <draw:frame draw:id="id121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How the gospel was relayed to the believers there (2:1-12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How the gospel was received by the believers there (2:13-16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7" draw:style-name="a711" draw:master-page-name="Master1-Layout12-tx-Title-and-Text" presentation:presentation-page-layout-name="Master1-PPL12" draw:id="Slide-272">
        <draw:frame draw:id="id122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How the gospel was received by the believers there (2:13-16):<text:s text:c="1"/></text:span><text:span text:style-name="a713" text:class-names=""/></text:p>
          </draw:text-box>
          <svg:title/>
          <svg:desc/>
        </draw:frame>
        <draw:frame draw:id="id123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enthusiasm (2:13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enemies (2:14-16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18" draw:style-name="a726" draw:master-page-name="Master1-Layout12-tx-Title-and-Text" presentation:presentation-page-layout-name="Master1-PPL12" draw:id="Slide-273">
        <draw:frame draw:id="id124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PAUL'S PAST TRIP TO THESSALONICA (2:1-16):<text:s text:c="1"/></text:span><text:span text:style-name="a728" text:class-names=""/></text:p>
          </draw:text-box>
          <svg:title/>
          <svg:desc/>
        </draw:frame>
        <draw:frame draw:id="id125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How the gospel was relayed to the believers there (2:1-12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How the gospel was received by the believers there (2:13-16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9" draw:style-name="a741" draw:master-page-name="Master1-Layout12-tx-Title-and-Text" presentation:presentation-page-layout-name="Master1-PPL12" draw:id="Slide-274">
        <draw:frame draw:id="id126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1 THESSALONIANS 2<text:s text:c="1"/></text:span><text:span text:style-name="a743" text:class-names=""/></text:p>
          </draw:text-box>
          <svg:title/>
          <svg:desc/>
        </draw:frame>
        <draw:frame draw:id="id127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PAUL'S PAST TRIP TO THESSALONICA (2:1-16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PAUL'S PLANNED TRIP TO THESSALONICA (2:17-20)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20" draw:style-name="a756" draw:master-page-name="Master1-Layout1-title-Title-Slide" presentation:presentation-page-layout-name="Master1-PPL1" draw:id="Slide-275">
        <draw:frame draw:id="id128" presentation:style-name="a760" draw:name="Title 1" svg:x="1.38in" svg:y="0.83in" svg:width="10.3in" svg:height="4.42in" presentation:class="title" presentation:placeholder="false">
          <draw:text-box>
            <text:p text:style-name="a759" text:class-names="" text:cond-style-name=""><text:span text:style-name="a757" text:class-names="">PAUL'S PLANNED TRIP TO THESSALONICA (2:17-20)</text:span><text:span text:style-name="a758" text:class-names=""/></text:p>
          </draw:text-box>
          <svg:title/>
          <svg:desc/>
        </draw:frame>
        <draw:frame draw:id="id129" presentation:style-name="a765" draw:name="Subtitle 2" svg:x="1.38in" svg:y="5.25in" svg:width="10.3in" svg:height="1.85in" presentation:class="subtitle" presentation:placeholder="false">
          <draw:text-box>
            <text:p text:style-name="a762" text:class-names="" text:cond-style-name=""><text:span text:style-name="a761" text:class-names=""><text:s text:c="1"/>Why the apostle is anxious to revisit them (2:17, 19-20)<text:s text:c="1"/></text:span></text:p>
            <text:p text:style-name="a764" text:class-names="" text:cond-style-name=""><text:span text:style-name="a763" text:class-names=""/></text:p>
          </draw:text-box>
          <svg:title/>
          <svg:desc/>
        </draw:frame>
      </draw:page>
      <draw:page draw:name="Slide21" draw:style-name="a766" draw:master-page-name="Master1-Layout12-tx-Title-and-Text" presentation:presentation-page-layout-name="Master1-PPL12" draw:id="Slide-276">
        <draw:frame draw:id="id130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<text:s text:c="1"/>Why the apostle is anxious to revisit them (2:17, 19-20)<text:s text:c="1"/></text:span><text:span text:style-name="a768" text:class-names=""/></text:p>
          </draw:text-box>
          <svg:title/>
          <svg:desc/>
        </draw:frame>
        <draw:frame draw:id="id131" presentation:style-name="a780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<text:s text:c="1"/>They are his reward and crown (2:17, 19b).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y are his pride and joy (2:19a, 20).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2" draw:style-name="a781" draw:master-page-name="Master1-Layout12-tx-Title-and-Text" presentation:presentation-page-layout-name="Master1-PPL12" draw:id="Slide-277">
        <draw:frame draw:id="id132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PAUL'S PLANNED TRIP TO THESSALONICA (2:17-20)</text:span><text:span text:style-name="a783" text:class-names=""/></text:p>
          </draw:text-box>
          <svg:title/>
          <svg:desc/>
        </draw:frame>
        <draw:frame draw:id="id133" presentation:style-name="a795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<text:s text:c="1"/>Why the apostle is anxious to revisit them (2:17, 19-20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Why the apostle has been unable to revisit them (2:18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</draw:page>
      <draw:page draw:name="Slide23" draw:style-name="a796" draw:master-page-name="Master1-Layout12-tx-Title-and-Text" presentation:presentation-page-layout-name="Master1-PPL12" draw:id="Slide-278">
        <draw:frame draw:id="id134" presentation:style-name="a800" draw:name="Title 1" svg:x="1.38in" svg:y="0.4in" svg:width="10.6in" svg:height="1.44965in" presentation:class="title" presentation:placeholder="false">
          <draw:text-box>
            <text:p text:style-name="a799" text:class-names="" text:cond-style-name=""><text:span text:style-name="a797" text:class-names="">1 THESSALONIANS 2<text:s text:c="1"/></text:span><text:span text:style-name="a798" text:class-names=""/></text:p>
          </draw:text-box>
          <svg:title/>
          <svg:desc/>
        </draw:frame>
        <draw:frame draw:id="id135" presentation:style-name="a810" draw:name="Text Placeholder 2" svg:x="1.38in" svg:y="2in" svg:width="9.4in" svg:height="4.7586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PAUL'S PAST TRIP TO THESSALONICA (2:1-16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PAUL'S PLANNED TRIP TO THESSALONICA (2:17-20)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</draw:text-box>
          <svg:title/>
          <svg:desc/>
        </draw:frame>
      </draw:page>
      <draw:page draw:name="Slide24" draw:style-name="a811" draw:master-page-name="Master1-Layout1-title-Title-Slide" presentation:presentation-page-layout-name="Master1-PPL1" draw:id="Slide-279">
        <draw:frame draw:id="id136" presentation:style-name="a815" draw:name="Title 1" svg:x="1.38in" svg:y="0.83in" svg:width="10.3in" svg:height="4.42in" presentation:class="title" presentation:placeholder="false">
          <draw:text-box>
            <text:p text:style-name="a814" text:class-names="" text:cond-style-name=""><text:span text:style-name="a812" text:class-names="">1 THESSALONIANS 3<text:s text:c="1"/></text:span><text:span text:style-name="a813" text:class-names=""/></text:p>
          </draw:text-box>
          <svg:title/>
          <svg:desc/>
        </draw:frame>
        <draw:frame draw:id="id137" presentation:style-name="a820" draw:name="Subtitle 2" svg:x="1.38in" svg:y="5.25in" svg:width="10.3in" svg:height="1.85in" presentation:class="subtitle" presentation:placeholder="false">
          <draw:text-box>
            <text:p text:style-name="a817" text:class-names="" text:cond-style-name=""><text:span text:style-name="a816" text:class-names="">PAUL'S REVIEW (3:1-5):<text:s text:c="1"/></text:span></text:p>
            <text:p text:style-name="a819" text:class-names="" text:cond-style-name=""><text:span text:style-name="a818" text:class-names=""/></text:p>
          </draw:text-box>
          <svg:title/>
          <svg:desc/>
        </draw:frame>
      </draw:page>
      <draw:page draw:name="Slide25" draw:style-name="a821" draw:master-page-name="Master1-Layout12-tx-Title-and-Text" presentation:presentation-page-layout-name="Master1-PPL12" draw:id="Slide-280">
        <draw:frame draw:id="id138" presentation:style-name="a825" draw:name="Title 1" svg:x="1.38in" svg:y="0.4in" svg:width="10.6in" svg:height="1.44965in" presentation:class="title" presentation:placeholder="false">
          <draw:text-box>
            <text:p text:style-name="a824" text:class-names="" text:cond-style-name=""><text:span text:style-name="a822" text:class-names="">PAUL'S REVIEW (3:1-5):<text:s text:c="1"/></text:span><text:span text:style-name="a823" text:class-names=""/></text:p>
          </draw:text-box>
          <svg:title/>
          <svg:desc/>
        </draw:frame>
        <draw:frame draw:id="id139" presentation:style-name="a835" draw:name="Text Placeholder 2" svg:x="1.38in" svg:y="2in" svg:width="9.4in" svg:height="4.75868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<text:s text:c="1"/>The action during his visit (3:4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The action after his visit (3:1-3, 5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26" draw:style-name="a836" draw:master-page-name="Master1-Layout12-tx-Title-and-Text" presentation:presentation-page-layout-name="Master1-PPL12" draw:id="Slide-281">
        <draw:frame draw:id="id140" presentation:style-name="a840" draw:name="Title 1" svg:x="1.38in" svg:y="0.4in" svg:width="10.6in" svg:height="1.44965in" presentation:class="title" presentation:placeholder="false">
          <draw:text-box>
            <text:p text:style-name="a839" text:class-names="" text:cond-style-name=""><text:span text:style-name="a837" text:class-names=""><text:s text:c="1"/>The action after his visit (3:1-3, 5)<text:s text:c="1"/></text:span><text:span text:style-name="a838" text:class-names=""/></text:p>
          </draw:text-box>
          <svg:title/>
          <svg:desc/>
        </draw:frame>
        <draw:frame draw:id="id141" presentation:style-name="a850" draw:name="Text Placeholder 2" svg:x="1.38in" svg:y="2in" svg:width="9.4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<text:s text:c="1"/>Where he was (3:1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What he did (1:2-3, 5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7" draw:style-name="a851" draw:master-page-name="Master1-Layout12-tx-Title-and-Text" presentation:presentation-page-layout-name="Master1-PPL12" draw:id="Slide-282">
        <draw:frame draw:id="id142" presentation:style-name="a855" draw:name="Title 1" svg:x="1.38in" svg:y="0.4in" svg:width="10.6in" svg:height="1.44965in" presentation:class="title" presentation:placeholder="false">
          <draw:text-box>
            <text:p text:style-name="a854" text:class-names="" text:cond-style-name=""><text:span text:style-name="a852" text:class-names="">PAUL'S REVIEW (3:1-5):<text:s text:c="1"/></text:span><text:span text:style-name="a853" text:class-names=""/></text:p>
          </draw:text-box>
          <svg:title/>
          <svg:desc/>
        </draw:frame>
        <draw:frame draw:id="id143" presentation:style-name="a865" draw:name="Text Placeholder 2" svg:x="1.38in" svg:y="2in" svg:width="9.4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<text:s text:c="1"/>The action during his visit (3:4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action after his visit (3:1-3, 5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28" draw:style-name="a866" draw:master-page-name="Master1-Layout12-tx-Title-and-Text" presentation:presentation-page-layout-name="Master1-PPL12" draw:id="Slide-283">
        <draw:frame draw:id="id144" presentation:style-name="a870" draw:name="Title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7" text:class-names="">1 THESSALONIANS 3<text:s text:c="1"/></text:span><text:span text:style-name="a868" text:class-names=""/></text:p>
          </draw:text-box>
          <svg:title/>
          <svg:desc/>
        </draw:frame>
        <draw:frame draw:id="id145" presentation:style-name="a880" draw:name="Text Placeholder 2" svg:x="1.38in" svg:y="2in" svg:width="9.4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PAUL'S REVIEW (3:1-5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PAUL'S REPORT (3:6-9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</draw:page>
      <draw:page draw:name="Slide29" draw:style-name="a881" draw:master-page-name="Master1-Layout12-tx-Title-and-Text" presentation:presentation-page-layout-name="Master1-PPL12" draw:id="Slide-284">
        <draw:frame draw:id="id146" presentation:style-name="a885" draw:name="Title 1" svg:x="1.38in" svg:y="0.4in" svg:width="10.6in" svg:height="1.44965in" presentation:class="title" presentation:placeholder="false">
          <draw:text-box>
            <text:p text:style-name="a884" text:class-names="" text:cond-style-name=""><text:span text:style-name="a882" text:class-names="">PAUL'S REPORT (3:6-9)<text:s text:c="1"/></text:span><text:span text:style-name="a883" text:class-names=""/></text:p>
          </draw:text-box>
          <svg:title/>
          <svg:desc/>
        </draw:frame>
        <draw:frame draw:id="id147" presentation:style-name="a895" draw:name="Text Placeholder 2" svg:x="1.38in" svg:y="2in" svg:width="9.4in" svg:height="4.75868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<text:s text:c="1"/>The return of Timothy (3:6):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<text:s text:c="1"/>The rejoicing of Paul (3:7-9):<text:s text:c="1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</draw:text-box>
          <svg:title/>
          <svg:desc/>
        </draw:frame>
      </draw:page>
      <draw:page draw:name="Slide30" draw:style-name="a896" draw:master-page-name="Master1-Layout12-tx-Title-and-Text" presentation:presentation-page-layout-name="Master1-PPL12" draw:id="Slide-285">
        <draw:frame draw:id="id148" presentation:style-name="a900" draw:name="Title 1" svg:x="1.38in" svg:y="0.4in" svg:width="10.6in" svg:height="1.44965in" presentation:class="title" presentation:placeholder="false">
          <draw:text-box>
            <text:p text:style-name="a899" text:class-names="" text:cond-style-name=""><text:span text:style-name="a897" text:class-names="">1 THESSALONIANS 3<text:s text:c="1"/></text:span><text:span text:style-name="a898" text:class-names=""/></text:p>
          </draw:text-box>
          <svg:title/>
          <svg:desc/>
        </draw:frame>
        <draw:frame draw:id="id149" presentation:style-name="a913" draw:name="Text Placeholder 2" svg:x="1.38in" svg:y="2in" svg:width="9.4in" svg:height="4.75868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PAUL'S REVIEW (3:1-5):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PAUL'S REPORT (3:6-9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PAUL'S REQUEST (3:10-13)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31" draw:style-name="a914" draw:master-page-name="Master1-Layout12-tx-Title-and-Text" presentation:presentation-page-layout-name="Master1-PPL12" draw:id="Slide-286">
        <draw:frame draw:id="id150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PAUL'S REQUEST (3:10-13):<text:s text:c="1"/></text:span><text:span text:style-name="a916" text:class-names=""/></text:p>
          </draw:text-box>
          <svg:title/>
          <svg:desc/>
        </draw:frame>
        <draw:frame draw:id="id151" presentation:style-name="a928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<text:s text:c="1"/>For himself (3:10-11):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For the church (3:12-13)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32" draw:style-name="a929" draw:master-page-name="Master1-Layout12-tx-Title-and-Text" presentation:presentation-page-layout-name="Master1-PPL12" draw:id="Slide-287">
        <draw:frame draw:id="id152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<text:s text:c="1"/>For the church (3:12-13)<text:s text:c="1"/></text:span><text:span text:style-name="a931" text:class-names=""/></text:p>
          </draw:text-box>
          <svg:title/>
          <svg:desc/>
        </draw:frame>
        <draw:frame draw:id="id153" presentation:style-name="a943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That their love will both increase and overflow (3:12)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at their hearts will be strengthened in matters of holiness (3:13)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33" draw:style-name="a944" draw:master-page-name="Master1-Layout12-tx-Title-and-Text" presentation:presentation-page-layout-name="Master1-PPL12" draw:id="Slide-288">
        <draw:frame draw:id="id154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PAUL'S REQUEST (3:10-13):<text:s text:c="1"/></text:span><text:span text:style-name="a946" text:class-names=""/></text:p>
          </draw:text-box>
          <svg:title/>
          <svg:desc/>
        </draw:frame>
        <draw:frame draw:id="id155" presentation:style-name="a958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For himself (3:10-11):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For the church (3:12-13)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</draw:text-box>
          <svg:title/>
          <svg:desc/>
        </draw:frame>
      </draw:page>
      <draw:page draw:name="Slide34" draw:style-name="a959" draw:master-page-name="Master1-Layout12-tx-Title-and-Text" presentation:presentation-page-layout-name="Master1-PPL12" draw:id="Slide-289">
        <draw:frame draw:id="id156" presentation:style-name="a963" draw:name="Title 1" svg:x="1.38in" svg:y="0.4in" svg:width="10.6in" svg:height="1.44965in" presentation:class="title" presentation:placeholder="false">
          <draw:text-box>
            <text:p text:style-name="a962" text:class-names="" text:cond-style-name=""><text:span text:style-name="a960" text:class-names="">1 THESSALONIANS 3<text:s text:c="1"/></text:span><text:span text:style-name="a961" text:class-names=""/></text:p>
          </draw:text-box>
          <svg:title/>
          <svg:desc/>
        </draw:frame>
        <draw:frame draw:id="id157" presentation:style-name="a976" draw:name="Text Placeholder 2" svg:x="1.38in" svg:y="2in" svg:width="9.4in" svg:height="4.75868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PAUL'S REVIEW (3:1-5):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PAUL'S REPORT (3:6-9)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PAUL'S REQUEST (3:10-13):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</draw:text-box>
          <svg:title/>
          <svg:desc/>
        </draw:frame>
      </draw:page>
      <draw:page draw:name="Slide35" draw:style-name="a977" draw:master-page-name="Master1-Layout1-title-Title-Slide" presentation:presentation-page-layout-name="Master1-PPL1" draw:id="Slide-290">
        <draw:frame draw:id="id158" presentation:style-name="a981" draw:name="Title 1" svg:x="1.38in" svg:y="0.83in" svg:width="10.3in" svg:height="4.42in" presentation:class="title" presentation:placeholder="false">
          <draw:text-box>
            <text:p text:style-name="a980" text:class-names="" text:cond-style-name=""><text:span text:style-name="a978" text:class-names="">1 THESSALONIANS 4<text:s text:c="1"/></text:span><text:span text:style-name="a979" text:class-names=""/></text:p>
          </draw:text-box>
          <svg:title/>
          <svg:desc/>
        </draw:frame>
        <draw:frame draw:id="id159" presentation:style-name="a986" draw:name="Subtitle 2" svg:x="1.38in" svg:y="5.25in" svg:width="10.3in" svg:height="1.85in" presentation:class="subtitle" presentation:placeholder="false">
          <draw:text-box>
            <text:p text:style-name="a983" text:class-names="" text:cond-style-name=""><text:span text:style-name="a982" text:class-names="">THE CHALLENGES IN VIEW OF THE RAPTURE (4:1-12)<text:s text:c="1"/></text:span></text:p>
            <text:p text:style-name="a985" text:class-names="" text:cond-style-name=""><text:span text:style-name="a984" text:class-names=""/></text:p>
          </draw:text-box>
          <svg:title/>
          <svg:desc/>
        </draw:frame>
      </draw:page>
      <draw:page draw:name="Slide36" draw:style-name="a987" draw:master-page-name="Master1-Layout12-tx-Title-and-Text" presentation:presentation-page-layout-name="Master1-PPL12" draw:id="Slide-291">
        <draw:frame draw:id="id160" presentation:style-name="a991" draw:name="Title 1" svg:x="1.38in" svg:y="0.4in" svg:width="10.6in" svg:height="1.44965in" presentation:class="title" presentation:placeholder="false">
          <draw:text-box>
            <text:p text:style-name="a990" text:class-names="" text:cond-style-name=""><text:span text:style-name="a988" text:class-names="">THE CHALLENGES IN VIEW OF THE RAPTURE (4:1-12)<text:s text:c="1"/></text:span><text:span text:style-name="a989" text:class-names=""/></text:p>
          </draw:text-box>
          <svg:title/>
          <svg:desc/>
        </draw:frame>
        <draw:frame draw:id="id161" presentation:style-name="a1001" draw:name="Text Placeholder 2" svg:x="1.38in" svg:y="2in" svg:width="9.4in" svg:height="4.75868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92" text:class-names=""><text:s text:c="1"/>What we are to do (4:1-2):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s text:c="1"/>How we are to do it (4:3-12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</draw:text-box>
          <svg:title/>
          <svg:desc/>
        </draw:frame>
      </draw:page>
      <draw:page draw:name="Slide37" draw:style-name="a1002" draw:master-page-name="Master1-Layout12-tx-Title-and-Text" presentation:presentation-page-layout-name="Master1-PPL12" draw:id="Slide-292">
        <draw:frame draw:id="id162" presentation:style-name="a1006" draw:name="Title 1" svg:x="1.38in" svg:y="0.4in" svg:width="10.6in" svg:height="1.44965in" presentation:class="title" presentation:placeholder="false">
          <draw:text-box>
            <text:p text:style-name="a1005" text:class-names="" text:cond-style-name=""><text:span text:style-name="a1003" text:class-names=""><text:s text:c="1"/>How we are to do it (4:3-12)<text:s text:c="1"/></text:span><text:span text:style-name="a1004" text:class-names=""/></text:p>
          </draw:text-box>
          <svg:title/>
          <svg:desc/>
        </draw:frame>
        <draw:frame draw:id="id163" presentation:style-name="a1025" draw:name="Text Placeholder 2" svg:x="1.38in" svg:y="2in" svg:width="9.4in" svg:height="4.75868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<text:s text:c="1"/>Be holy and pure (4:3-5, 7-8).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Don't defraud another believer (4:6).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<text:s text:c="1"/>Love all believers (4:9-10).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<text:s text:c="1"/>Take care of your own business (4:11).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<text:s text:c="1"/>Earn your own living (4:12).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</draw:text-box>
          <svg:title/>
          <svg:desc/>
        </draw:frame>
      </draw:page>
      <draw:page draw:name="Slide38" draw:style-name="a1026" draw:master-page-name="Master1-Layout12-tx-Title-and-Text" presentation:presentation-page-layout-name="Master1-PPL12" draw:id="Slide-293">
        <draw:frame draw:id="id164" presentation:style-name="a1030" draw:name="Title 1" svg:x="1.38in" svg:y="0.4in" svg:width="10.6in" svg:height="1.44965in" presentation:class="title" presentation:placeholder="false">
          <draw:text-box>
            <text:p text:style-name="a1029" text:class-names="" text:cond-style-name=""><text:span text:style-name="a1027" text:class-names="">THE CHALLENGES IN VIEW OF THE RAPTURE (4:1-12)<text:s text:c="1"/></text:span><text:span text:style-name="a1028" text:class-names=""/></text:p>
          </draw:text-box>
          <svg:title/>
          <svg:desc/>
        </draw:frame>
        <draw:frame draw:id="id165" presentation:style-name="a1040" draw:name="Text Placeholder 2" svg:x="1.38in" svg:y="2in" svg:width="9.4in" svg:height="4.75868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31" text:class-names=""><text:s text:c="1"/>What we are to do (4:1-2):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<text:s text:c="1"/>How we are to do it (4:3-12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</draw:page>
      <draw:page draw:name="Slide39" draw:style-name="a1041" draw:master-page-name="Master1-Layout12-tx-Title-and-Text" presentation:presentation-page-layout-name="Master1-PPL12" draw:id="Slide-294">
        <draw:frame draw:id="id166" presentation:style-name="a1045" draw:name="Title 1" svg:x="1.38in" svg:y="0.4in" svg:width="10.6in" svg:height="1.44965in" presentation:class="title" presentation:placeholder="false">
          <draw:text-box>
            <text:p text:style-name="a1044" text:class-names="" text:cond-style-name=""><text:span text:style-name="a1042" text:class-names="">1 THESSALONIANS 4<text:s text:c="1"/></text:span><text:span text:style-name="a1043" text:class-names=""/></text:p>
          </draw:text-box>
          <svg:title/>
          <svg:desc/>
        </draw:frame>
        <draw:frame draw:id="id167" presentation:style-name="a1055" draw:name="Text Placeholder 2" svg:x="1.38in" svg:y="2in" svg:width="9.4in" svg:height="4.75868in" presentation:class="outline" presentation:placeholder="false">
          <draw:text-box>
            <text:list text:style-name="a1048">
              <text:list-item>
                <text:p text:style-name="a1047" text:class-names="" text:cond-style-name=""><text:span text:style-name="a1046" text:class-names="">THE CHALLENGES IN VIEW OF THE RAPTURE (4:1-12)<text:s text:c="1"/>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THE CHRONOLOGY OF THE RAPTURE (4:13-18)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</draw:text-box>
          <svg:title/>
          <svg:desc/>
        </draw:frame>
      </draw:page>
      <draw:page draw:name="Slide40" draw:style-name="a1056" draw:master-page-name="Master1-Layout1-title-Title-Slide" presentation:presentation-page-layout-name="Master1-PPL1" draw:id="Slide-295">
        <draw:frame draw:id="id168" presentation:style-name="a1060" draw:name="Title 1" svg:x="1.38in" svg:y="0.83in" svg:width="10.3in" svg:height="4.42in" presentation:class="title" presentation:placeholder="false">
          <draw:text-box>
            <text:p text:style-name="a1059" text:class-names="" text:cond-style-name=""><text:span text:style-name="a1057" text:class-names="">THE CHRONOLOGY OF THE RAPTURE (4:13-18)<text:s text:c="1"/></text:span><text:span text:style-name="a1058" text:class-names=""/></text:p>
          </draw:text-box>
          <svg:title/>
          <svg:desc/>
        </draw:frame>
        <draw:frame draw:id="id169" presentation:style-name="a1065" draw:name="Subtitle 2" svg:x="1.38in" svg:y="5.25in" svg:width="10.3in" svg:height="1.85in" presentation:class="subtitle" presentation:placeholder="false">
          <draw:text-box>
            <text:p text:style-name="a1062" text:class-names="" text:cond-style-name=""><text:span text:style-name="a1061" text:class-names=""><text:s text:c="1"/>The purpose (4:13, 18):<text:s text:c="1"/></text:span></text:p>
            <text:p text:style-name="a1064" text:class-names="" text:cond-style-name=""><text:span text:style-name="a1063" text:class-names=""/></text:p>
          </draw:text-box>
          <svg:title/>
          <svg:desc/>
        </draw:frame>
      </draw:page>
      <draw:page draw:name="Slide41" draw:style-name="a1066" draw:master-page-name="Master1-Layout12-tx-Title-and-Text" presentation:presentation-page-layout-name="Master1-PPL12" draw:id="Slide-296">
        <draw:frame draw:id="id170" presentation:style-name="a1070" draw:name="Title 1" svg:x="1.38in" svg:y="0.4in" svg:width="10.6in" svg:height="1.44965in" presentation:class="title" presentation:placeholder="false">
          <draw:text-box>
            <text:p text:style-name="a1069" text:class-names="" text:cond-style-name=""><text:span text:style-name="a1067" text:class-names=""><text:s text:c="1"/>The purpose (4:13, 18):<text:s text:c="1"/></text:span><text:span text:style-name="a1068" text:class-names=""/></text:p>
          </draw:text-box>
          <svg:title/>
          <svg:desc/>
        </draw:frame>
        <draw:frame draw:id="id171" presentation:style-name="a1080" draw:name="Text Placeholder 2" svg:x="1.38in" svg:y="2in" svg:width="9.4in" svg:height="4.75868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<text:s text:c="1"/>To clarify (4:13):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<text:s text:c="1"/>To comfort (4:18):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</draw:page>
      <draw:page draw:name="Slide42" draw:style-name="a1081" draw:master-page-name="Master1-Layout12-tx-Title-and-Text" presentation:presentation-page-layout-name="Master1-PPL12" draw:id="Slide-297">
        <draw:frame draw:id="id172" presentation:style-name="a1085" draw:name="Title 1" svg:x="1.38in" svg:y="0.4in" svg:width="10.6in" svg:height="1.44965in" presentation:class="title" presentation:placeholder="false">
          <draw:text-box>
            <text:p text:style-name="a1084" text:class-names="" text:cond-style-name=""><text:span text:style-name="a1082" text:class-names="">THE CHRONOLOGY OF THE RAPTURE (4:13-18)<text:s text:c="1"/></text:span><text:span text:style-name="a1083" text:class-names=""/></text:p>
          </draw:text-box>
          <svg:title/>
          <svg:desc/>
        </draw:frame>
        <draw:frame draw:id="id173" presentation:style-name="a1095" draw:name="Text Placeholder 2" svg:x="1.38in" svg:y="2in" svg:width="9.4in" svg:height="4.75868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><text:s text:c="1"/>The purpose (4:13, 18):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<text:s text:c="1"/>The particulars (4:14-17)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/></text:p>
              </text:list-item>
            </text:list>
          </draw:text-box>
          <svg:title/>
          <svg:desc/>
        </draw:frame>
      </draw:page>
      <draw:page draw:name="Slide43" draw:style-name="a1096" draw:master-page-name="Master1-Layout1-title-Title-Slide" presentation:presentation-page-layout-name="Master1-PPL1" draw:id="Slide-298">
        <draw:frame draw:id="id174" presentation:style-name="a1100" draw:name="Title 1" svg:x="1.38in" svg:y="0.83in" svg:width="10.3in" svg:height="4.42in" presentation:class="title" presentation:placeholder="false">
          <draw:text-box>
            <text:p text:style-name="a1099" text:class-names="" text:cond-style-name=""><text:span text:style-name="a1097" text:class-names=""><text:s text:c="1"/>The particulars (4:14-17)<text:s text:c="1"/></text:span><text:span text:style-name="a1098" text:class-names=""/></text:p>
          </draw:text-box>
          <svg:title/>
          <svg:desc/>
        </draw:frame>
        <draw:frame draw:id="id175" presentation:style-name="a1105" draw:name="Subtitle 2" svg:x="1.38in" svg:y="5.25in" svg:width="10.3in" svg:height="1.85in" presentation:class="subtitle" presentation:placeholder="false">
          <draw:text-box>
            <text:p text:style-name="a1102" text:class-names="" text:cond-style-name=""><text:span text:style-name="a1101" text:class-names=""><text:s text:c="1"/>The return of the Lord (4:14, 16a-c)<text:s text:c="1"/></text:span></text:p>
            <text:p text:style-name="a1104" text:class-names="" text:cond-style-name=""><text:span text:style-name="a1103" text:class-names=""/></text:p>
          </draw:text-box>
          <svg:title/>
          <svg:desc/>
        </draw:frame>
      </draw:page>
      <draw:page draw:name="Slide44" draw:style-name="a1106" draw:master-page-name="Master1-Layout12-tx-Title-and-Text" presentation:presentation-page-layout-name="Master1-PPL12" draw:id="Slide-299">
        <draw:frame draw:id="id176" presentation:style-name="a1110" draw:name="Title 1" svg:x="1.38in" svg:y="0.4in" svg:width="10.6in" svg:height="1.44965in" presentation:class="title" presentation:placeholder="false">
          <draw:text-box>
            <text:p text:style-name="a1109" text:class-names="" text:cond-style-name=""><text:span text:style-name="a1107" text:class-names=""><text:s text:c="1"/>The return of the Lord (4:14, 16a-c)<text:s text:c="1"/></text:span><text:span text:style-name="a1108" text:class-names=""/></text:p>
          </draw:text-box>
          <svg:title/>
          <svg:desc/>
        </draw:frame>
        <draw:frame draw:id="id177" presentation:style-name="a1120" draw:name="Text Placeholder 2" svg:x="1.38in" svg:y="2in" svg:width="9.4in" svg:height="4.75868in" presentation:class="outline" presentation:placeholder="false">
          <draw:text-box>
            <text:list text:style-name="a1113">
              <text:list-item>
                <text:p text:style-name="a1112" text:class-names="" text:cond-style-name=""><text:span text:style-name="a1111" text:class-names=""><text:s text:c="1"/>The saints (4:14):<text:s text:c="1"/>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<text:s text:c="1"/>The sound (4:16a-c)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/></text:p>
              </text:list-item>
            </text:list>
          </draw:text-box>
          <svg:title/>
          <svg:desc/>
        </draw:frame>
      </draw:page>
      <draw:page draw:name="Slide45" draw:style-name="a1121" draw:master-page-name="Master1-Layout12-tx-Title-and-Text" presentation:presentation-page-layout-name="Master1-PPL12" draw:id="Slide-300">
        <draw:frame draw:id="id178" presentation:style-name="a1125" draw:name="Title 1" svg:x="1.38in" svg:y="0.4in" svg:width="10.6in" svg:height="1.44965in" presentation:class="title" presentation:placeholder="false">
          <draw:text-box>
            <text:p text:style-name="a1124" text:class-names="" text:cond-style-name=""><text:span text:style-name="a1122" text:class-names=""><text:s text:c="1"/>The sound (4:16a-c)<text:s text:c="1"/></text:span><text:span text:style-name="a1123" text:class-names=""/></text:p>
          </draw:text-box>
          <svg:title/>
          <svg:desc/>
        </draw:frame>
        <draw:frame draw:id="id179" presentation:style-name="a1138" draw:name="Text Placeholder 2" svg:x="1.38in" svg:y="2in" svg:width="9.4in" svg:height="4.75868in" presentation:class="outline" presentation:placeholder="false">
          <draw:text-box>
            <text:list text:style-name="a1128">
              <text:list-item>
                <text:p text:style-name="a1127" text:class-names="" text:cond-style-name=""><text:span text:style-name="a1126" text:class-names=""><text:s text:c="1"/>A loud command (4:16a)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<text:s text:c="1"/>The voice of the archangel (4:16b)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The trumpet call of God (4:16c)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</draw:page>
      <draw:page draw:name="Slide46" draw:style-name="a1139" draw:master-page-name="Master1-Layout12-tx-Title-and-Text" presentation:presentation-page-layout-name="Master1-PPL12" draw:id="Slide-301">
        <draw:frame draw:id="id180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<text:s text:c="1"/>The return of the Lord (4:14, 16a-c)<text:s text:c="1"/></text:span><text:span text:style-name="a1141" text:class-names=""/></text:p>
          </draw:text-box>
          <svg:title/>
          <svg:desc/>
        </draw:frame>
        <draw:frame draw:id="id181" presentation:style-name="a1153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<text:s text:c="1"/>The saints (4:14):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<text:s text:c="1"/>The sound (4:16a-c)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</draw:page>
      <draw:page draw:name="Slide47" draw:style-name="a1154" draw:master-page-name="Master1-Layout12-tx-Title-and-Text" presentation:presentation-page-layout-name="Master1-PPL12" draw:id="Slide-302">
        <draw:frame draw:id="id182" presentation:style-name="a1158" draw:name="Title 1" svg:x="1.38in" svg:y="0.4in" svg:width="10.6in" svg:height="1.44965in" presentation:class="title" presentation:placeholder="false">
          <draw:text-box>
            <text:p text:style-name="a1157" text:class-names="" text:cond-style-name=""><text:span text:style-name="a1155" text:class-names=""><text:s text:c="1"/>The particulars (4:14-17)<text:s text:c="1"/></text:span><text:span text:style-name="a1156" text:class-names=""/></text:p>
          </draw:text-box>
          <svg:title/>
          <svg:desc/>
        </draw:frame>
        <draw:frame draw:id="id183" presentation:style-name="a1171" draw:name="Text Placeholder 2" svg:x="1.38in" svg:y="2in" svg:width="9.4in" svg:height="4.75868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><text:s text:c="1"/>The return of the Lord (4:14, 16a-c)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<text:s text:c="1"/>The resurrection of the dead (4:16d):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<text:s text:c="1"/>The rapture of the living (4:15, 17):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</draw:text-box>
          <svg:title/>
          <svg:desc/>
        </draw:frame>
      </draw:page>
      <draw:page draw:name="Slide48" draw:style-name="a1172" draw:master-page-name="Master1-Layout12-tx-Title-and-Text" presentation:presentation-page-layout-name="Master1-PPL12" draw:id="Slide-303">
        <draw:frame draw:id="id184" presentation:style-name="a1176" draw:name="Title 1" svg:x="1.38in" svg:y="0.4in" svg:width="10.6in" svg:height="1.44965in" presentation:class="title" presentation:placeholder="false">
          <draw:text-box>
            <text:p text:style-name="a1175" text:class-names="" text:cond-style-name=""><text:span text:style-name="a1173" text:class-names="">THE CHRONOLOGY OF THE RAPTURE (4:13-18)<text:s text:c="1"/></text:span><text:span text:style-name="a1174" text:class-names=""/></text:p>
          </draw:text-box>
          <svg:title/>
          <svg:desc/>
        </draw:frame>
        <draw:frame draw:id="id185" presentation:style-name="a1186" draw:name="Text Placeholder 2" svg:x="1.38in" svg:y="2in" svg:width="9.4in" svg:height="4.7586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<text:s text:c="1"/>The purpose (4:13, 18):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<text:s text:c="1"/>The particulars (4:14-17)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49" draw:style-name="a1187" draw:master-page-name="Master1-Layout12-tx-Title-and-Text" presentation:presentation-page-layout-name="Master1-PPL12" draw:id="Slide-304">
        <draw:frame draw:id="id186" presentation:style-name="a1191" draw:name="Title 1" svg:x="1.38in" svg:y="0.4in" svg:width="10.6in" svg:height="1.44965in" presentation:class="title" presentation:placeholder="false">
          <draw:text-box>
            <text:p text:style-name="a1190" text:class-names="" text:cond-style-name=""><text:span text:style-name="a1188" text:class-names="">1 THESSALONIANS 4<text:s text:c="1"/></text:span><text:span text:style-name="a1189" text:class-names=""/></text:p>
          </draw:text-box>
          <svg:title/>
          <svg:desc/>
        </draw:frame>
        <draw:frame draw:id="id187" presentation:style-name="a1201" draw:name="Text Placeholder 2" svg:x="1.38in" svg:y="2in" svg:width="9.4in" svg:height="4.75868in" presentation:class="outline" presentation:placeholder="false">
          <draw:text-box>
            <text:list text:style-name="a1194">
              <text:list-item>
                <text:p text:style-name="a1193" text:class-names="" text:cond-style-name=""><text:span text:style-name="a1192" text:class-names="">THE CHALLENGES IN VIEW OF THE RAPTURE (4:1-12)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THE CHRONOLOGY OF THE RAPTURE (4:13-18)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</draw:text-box>
          <svg:title/>
          <svg:desc/>
        </draw:frame>
      </draw:page>
      <draw:page draw:name="Slide50" draw:style-name="a1202" draw:master-page-name="Master1-Layout1-title-Title-Slide" presentation:presentation-page-layout-name="Master1-PPL1" draw:id="Slide-305">
        <draw:frame draw:id="id188" presentation:style-name="a1206" draw:name="Title 1" svg:x="1.38in" svg:y="0.83in" svg:width="10.3in" svg:height="4.42in" presentation:class="title" presentation:placeholder="false">
          <draw:text-box>
            <text:p text:style-name="a1205" text:class-names="" text:cond-style-name=""><text:span text:style-name="a1203" text:class-names="">1 THESSALONIANS 5<text:s text:c="1"/></text:span><text:span text:style-name="a1204" text:class-names=""/></text:p>
          </draw:text-box>
          <svg:title/>
          <svg:desc/>
        </draw:frame>
        <draw:frame draw:id="id189" presentation:style-name="a1211" draw:name="Subtitle 2" svg:x="1.38in" svg:y="5.25in" svg:width="10.3in" svg:height="1.85in" presentation:class="subtitle" presentation:placeholder="false">
          <draw:text-box>
            <text:p text:style-name="a1208" text:class-names="" text:cond-style-name=""><text:span text:style-name="a1207" text:class-names="">I.THE RULES (5:1-22)<text:s text:c="1"/></text:span></text:p>
            <text:p text:style-name="a1210" text:class-names="" text:cond-style-name=""><text:span text:style-name="a1209" text:class-names=""/></text:p>
          </draw:text-box>
          <svg:title/>
          <svg:desc/>
        </draw:frame>
      </draw:page>
      <draw:page draw:name="Slide51" draw:style-name="a1212" draw:master-page-name="Master1-Layout1-title-Title-Slide" presentation:presentation-page-layout-name="Master1-PPL1" draw:id="Slide-306">
        <draw:frame draw:id="id190" presentation:style-name="a1216" draw:name="Title 1" svg:x="1.38in" svg:y="0.83in" svg:width="10.3in" svg:height="4.42in" presentation:class="title" presentation:placeholder="false">
          <draw:text-box>
            <text:p text:style-name="a1215" text:class-names="" text:cond-style-name=""><text:span text:style-name="a1213" text:class-names="">I.THE RULES (5:1-22)<text:s text:c="1"/></text:span><text:span text:style-name="a1214" text:class-names=""/></text:p>
          </draw:text-box>
          <svg:title/>
          <svg:desc/>
        </draw:frame>
        <draw:frame draw:id="id191" presentation:style-name="a1221" draw:name="Subtitle 2" svg:x="1.38in" svg:y="5.25in" svg:width="10.3in" svg:height="1.85in" presentation:class="subtitle" presentation:placeholder="false">
          <draw:text-box>
            <text:p text:style-name="a1218" text:class-names="" text:cond-style-name=""><text:span text:style-name="a1217" text:class-names=""><text:s text:c="1"/>Be watchful (5:1-10).<text:s text:c="1"/></text:span></text:p>
            <text:p text:style-name="a1220" text:class-names="" text:cond-style-name=""><text:span text:style-name="a1219" text:class-names=""/></text:p>
          </draw:text-box>
          <svg:title/>
          <svg:desc/>
        </draw:frame>
      </draw:page>
      <draw:page draw:name="Slide52" draw:style-name="a1222" draw:master-page-name="Master1-Layout12-tx-Title-and-Text" presentation:presentation-page-layout-name="Master1-PPL12" draw:id="Slide-307">
        <draw:frame draw:id="id192" presentation:style-name="a1226" draw:name="Title 1" svg:x="1.38in" svg:y="0.4in" svg:width="10.6in" svg:height="1.44965in" presentation:class="title" presentation:placeholder="false">
          <draw:text-box>
            <text:p text:style-name="a1225" text:class-names="" text:cond-style-name=""><text:span text:style-name="a1223" text:class-names=""><text:s text:c="1"/>Be watchful (5:1-10).<text:s text:c="1"/></text:span><text:span text:style-name="a1224" text:class-names=""/></text:p>
          </draw:text-box>
          <svg:title/>
          <svg:desc/>
        </draw:frame>
        <draw:frame draw:id="id193" presentation:style-name="a1236" draw:name="Text Placeholder 2" svg:x="1.38in" svg:y="2in" svg:width="9.4in" svg:height="4.75868in" presentation:class="outline" presentation:placeholder="false">
          <draw:text-box>
            <text:list text:style-name="a1229">
              <text:list-item>
                <text:p text:style-name="a1228" text:class-names="" text:cond-style-name=""><text:span text:style-name="a1227" text:class-names=""><text:s text:c="1"/>The action (5:1-2):<text:s text:c="1"/>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<text:s text:c="1"/>The reaction (5:3-10):<text:s text:c="1"/>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</draw:text-box>
          <svg:title/>
          <svg:desc/>
        </draw:frame>
      </draw:page>
      <draw:page draw:name="Slide53" draw:style-name="a1237" draw:master-page-name="Master1-Layout12-tx-Title-and-Text" presentation:presentation-page-layout-name="Master1-PPL12" draw:id="Slide-308">
        <draw:frame draw:id="id194" presentation:style-name="a1241" draw:name="Title 1" svg:x="1.38in" svg:y="0.4in" svg:width="10.6in" svg:height="1.44965in" presentation:class="title" presentation:placeholder="false">
          <draw:text-box>
            <text:p text:style-name="a1240" text:class-names="" text:cond-style-name=""><text:span text:style-name="a1238" text:class-names=""><text:s text:c="1"/>The reaction (5:3-10):<text:s text:c="1"/></text:span><text:span text:style-name="a1239" text:class-names=""/></text:p>
          </draw:text-box>
          <svg:title/>
          <svg:desc/>
        </draw:frame>
        <draw:frame draw:id="id195" presentation:style-name="a1251" draw:name="Text Placeholder 2" svg:x="1.38in" svg:y="2in" svg:width="9.4in" svg:height="4.75868in" presentation:class="outline" presentation:placeholder="false">
          <draw:text-box>
            <text:list text:style-name="a1244">
              <text:list-item>
                <text:p text:style-name="a1243" text:class-names="" text:cond-style-name=""><text:span text:style-name="a1242" text:class-names=""><text:s text:c="1"/>The response by the children of darkness (5:3, 7):<text:s text:c="1"/>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<text:s text:c="1"/>The response by the children of light (5:4-6, 8-10):<text:s text:c="1"/>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</draw:text-box>
          <svg:title/>
          <svg:desc/>
        </draw:frame>
      </draw:page>
      <draw:page draw:name="Slide54" draw:style-name="a1252" draw:master-page-name="Master1-Layout12-tx-Title-and-Text" presentation:presentation-page-layout-name="Master1-PPL12" draw:id="Slide-309">
        <draw:frame draw:id="id196" presentation:style-name="a1256" draw:name="Title 1" svg:x="1.38in" svg:y="0.4in" svg:width="10.6in" svg:height="1.44965in" presentation:class="title" presentation:placeholder="false">
          <draw:text-box>
            <text:p text:style-name="a1255" text:class-names="" text:cond-style-name=""><text:span text:style-name="a1253" text:class-names=""><text:s text:c="1"/>Be watchful (5:1-10).<text:s text:c="1"/></text:span><text:span text:style-name="a1254" text:class-names=""/></text:p>
          </draw:text-box>
          <svg:title/>
          <svg:desc/>
        </draw:frame>
        <draw:frame draw:id="id197" presentation:style-name="a1266" draw:name="Text Placeholder 2" svg:x="1.38in" svg:y="2in" svg:width="9.4in" svg:height="4.75868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7" text:class-names=""><text:s text:c="1"/>The action (5:1-2):<text:s text:c="1"/>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<text:s text:c="1"/>The reaction (5:3-10):<text:s text:c="1"/>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</draw:text-box>
          <svg:title/>
          <svg:desc/>
        </draw:frame>
      </draw:page>
      <draw:page draw:name="Slide55" draw:style-name="a1267" draw:master-page-name="Master1-Layout12-tx-Title-and-Text" presentation:presentation-page-layout-name="Master1-PPL12" draw:id="Slide-310">
        <draw:frame draw:id="id198" presentation:style-name="a1271" draw:name="Title 1" svg:x="1.38in" svg:y="0.4in" svg:width="10.6in" svg:height="1.44965in" presentation:class="title" presentation:placeholder="false">
          <draw:text-box>
            <text:p text:style-name="a1270" text:class-names="" text:cond-style-name=""><text:span text:style-name="a1268" text:class-names="">I.THE RULES (5:1-22)<text:s text:c="1"/></text:span><text:span text:style-name="a1269" text:class-names=""/></text:p>
          </draw:text-box>
          <svg:title/>
          <svg:desc/>
        </draw:frame>
        <draw:frame draw:id="id199" presentation:style-name="a1281" draw:name="Text Placeholder 2" svg:x="1.38in" svg:y="2in" svg:width="9.4in" svg:height="4.75868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2" text:class-names=""><text:s text:c="1"/>Be watchful (5:1-10).<text:s text:c="1"/>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<text:s text:c="1"/>Be helpful (5:11, 14).<text:s text:c="1"/>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</draw:text-box>
          <svg:title/>
          <svg:desc/>
        </draw:frame>
      </draw:page>
      <draw:page draw:name="Slide56" draw:style-name="a1282" draw:master-page-name="Master1-Layout12-tx-Title-and-Text" presentation:presentation-page-layout-name="Master1-PPL12" draw:id="Slide-311">
        <draw:frame draw:id="id200" presentation:style-name="a1286" draw:name="Title 1" svg:x="1.38in" svg:y="0.4in" svg:width="10.6in" svg:height="1.44965in" presentation:class="title" presentation:placeholder="false">
          <draw:text-box>
            <text:p text:style-name="a1285" text:class-names="" text:cond-style-name=""><text:span text:style-name="a1283" text:class-names=""><text:s text:c="1"/>Be helpful (5:11, 14).<text:s text:c="1"/></text:span><text:span text:style-name="a1284" text:class-names=""/></text:p>
          </draw:text-box>
          <svg:title/>
          <svg:desc/>
        </draw:frame>
        <draw:frame draw:id="id201" presentation:style-name="a1296" draw:name="Text Placeholder 2" svg:x="1.38in" svg:y="2in" svg:width="9.4in" svg:height="4.75868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87" text:class-names=""><text:s text:c="1"/>Build one another up (5:11).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Warn, encourage, be compassionate, and show patience with one another (5:14).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</draw:text-box>
          <svg:title/>
          <svg:desc/>
        </draw:frame>
      </draw:page>
      <draw:page draw:name="Slide57" draw:style-name="a1297" draw:master-page-name="Master1-Layout13-twoColTx-Title-and-2-Column-Text" presentation:presentation-page-layout-name="Master1-PPL13" draw:id="Slide-312">
        <draw:frame draw:id="id202" presentation:style-name="a1301" draw:name="Title 1" svg:x="1.38in" svg:y="0.4in" svg:width="10.6in" svg:height="1.44965in" presentation:class="title" presentation:placeholder="false">
          <draw:text-box>
            <text:p text:style-name="a1300" text:class-names="" text:cond-style-name=""><text:span text:style-name="a1298" text:class-names="">I.THE RULES (5:1-22)<text:s text:c="1"/></text:span><text:span text:style-name="a1299" text:class-names=""/></text:p>
          </draw:text-box>
          <svg:title/>
          <svg:desc/>
        </draw:frame>
        <draw:frame draw:id="id203" presentation:style-name="a1317" draw:name="Text Placeholder 2" svg:x="1.38021in" svg:y="2in" svg:width="4.61632in" svg:height="4.75868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2" text:class-names=""><text:s text:c="1"/>Be watchful (5:1-10).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<text:s text:c="1"/>Be helpful (5:11, 14).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<text:s text:c="1"/>Be respectful (5:12-13):<text:s text:c="1"/>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<text:s text:c="1"/>Be merciful (5:15):<text:s text:c="1"/>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</draw:text-box>
          <svg:title/>
          <svg:desc/>
        </draw:frame>
        <draw:frame draw:id="id204" presentation:style-name="a1333" draw:name="Text Placeholder 3" svg:x="6.16319in" svg:y="2in" svg:width="4.61632in" svg:height="4.75868in" presentation:class="outline" presentation:placeholder="false">
          <draw:text-box>
            <text:list text:style-name="a1320">
              <text:list-item>
                <text:p text:style-name="a1319" text:class-names="" text:cond-style-name=""><text:span text:style-name="a1318" text:class-names=""><text:s text:c="1"/>Be joyful (5:16):<text:s text:c="1"/>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<text:s text:c="1"/>Be prayerful (5:17):<text:s text:c="1"/>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<text:s text:c="1"/>Be thankful (5:18):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<text:s text:c="1"/>Be careful (5:19-22)<text:s text:c="1"/>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</draw:text-box>
          <svg:title/>
          <svg:desc/>
        </draw:frame>
      </draw:page>
      <draw:page draw:name="Slide58" draw:style-name="a1334" draw:master-page-name="Master1-Layout1-title-Title-Slide" presentation:presentation-page-layout-name="Master1-PPL1" draw:id="Slide-313">
        <draw:frame draw:id="id205" presentation:style-name="a1338" draw:name="Title 1" svg:x="1.38in" svg:y="0.83in" svg:width="10.3in" svg:height="4.42in" presentation:class="title" presentation:placeholder="false">
          <draw:text-box>
            <text:p text:style-name="a1337" text:class-names="" text:cond-style-name=""><text:span text:style-name="a1335" text:class-names=""><text:s text:c="1"/>Be careful (5:19-22)<text:s text:c="1"/></text:span><text:span text:style-name="a1336" text:class-names=""/></text:p>
          </draw:text-box>
          <svg:title/>
          <svg:desc/>
        </draw:frame>
        <draw:frame draw:id="id206" presentation:style-name="a1343" draw:name="Subtitle 2" svg:x="1.38in" svg:y="5.25in" svg:width="10.3in" svg:height="1.85in" presentation:class="subtitle" presentation:placeholder="false">
          <draw:text-box>
            <text:p text:style-name="a1340" text:class-names="" text:cond-style-name=""><text:span text:style-name="a1339" text:class-names=""><text:s text:c="1"/>What not to do (5:19-20)<text:s text:c="1"/></text:span></text:p>
            <text:p text:style-name="a1342" text:class-names="" text:cond-style-name=""><text:span text:style-name="a1341" text:class-names=""/></text:p>
          </draw:text-box>
          <svg:title/>
          <svg:desc/>
        </draw:frame>
      </draw:page>
      <draw:page draw:name="Slide59" draw:style-name="a1344" draw:master-page-name="Master1-Layout12-tx-Title-and-Text" presentation:presentation-page-layout-name="Master1-PPL12" draw:id="Slide-314">
        <draw:frame draw:id="id207" presentation:style-name="a1348" draw:name="Title 1" svg:x="1.38in" svg:y="0.4in" svg:width="10.6in" svg:height="1.44965in" presentation:class="title" presentation:placeholder="false">
          <draw:text-box>
            <text:p text:style-name="a1347" text:class-names="" text:cond-style-name=""><text:span text:style-name="a1345" text:class-names=""><text:s text:c="1"/>What not to do (5:19-20)<text:s text:c="1"/></text:span><text:span text:style-name="a1346" text:class-names=""/></text:p>
          </draw:text-box>
          <svg:title/>
          <svg:desc/>
        </draw:frame>
        <draw:frame draw:id="id208" presentation:style-name="a1358" draw:name="Text Placeholder 2" svg:x="1.38in" svg:y="2in" svg:width="9.4in" svg:height="4.75868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9" text:class-names=""><text:s text:c="1"/>Don't quench the Spirit (5:19).<text:s text:c="1"/>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<text:s text:c="1"/>Don't despise prophecy (5:20).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/></text:p>
              </text:list-item>
            </text:list>
          </draw:text-box>
          <svg:title/>
          <svg:desc/>
        </draw:frame>
      </draw:page>
      <draw:page draw:name="Slide60" draw:style-name="a1359" draw:master-page-name="Master1-Layout12-tx-Title-and-Text" presentation:presentation-page-layout-name="Master1-PPL12" draw:id="Slide-315">
        <draw:frame draw:id="id209" presentation:style-name="a1363" draw:name="Title 1" svg:x="1.38in" svg:y="0.4in" svg:width="10.6in" svg:height="1.44965in" presentation:class="title" presentation:placeholder="false">
          <draw:text-box>
            <text:p text:style-name="a1362" text:class-names="" text:cond-style-name=""><text:span text:style-name="a1360" text:class-names=""><text:s text:c="1"/>Be careful (5:19-22)<text:s text:c="1"/></text:span><text:span text:style-name="a1361" text:class-names=""/></text:p>
          </draw:text-box>
          <svg:title/>
          <svg:desc/>
        </draw:frame>
        <draw:frame draw:id="id210" presentation:style-name="a1373" draw:name="Text Placeholder 2" svg:x="1.38in" svg:y="2in" svg:width="9.4in" svg:height="4.75868in" presentation:class="outline" presentation:placeholder="false">
          <draw:text-box>
            <text:list text:style-name="a1366">
              <text:list-item>
                <text:p text:style-name="a1365" text:class-names="" text:cond-style-name=""><text:span text:style-name="a1364" text:class-names=""><text:s text:c="1"/>What not to do (5:19-20)<text:s text:c="1"/>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<text:s text:c="1"/>What to do (5:21-22)<text:s text:c="1"/>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</draw:text-box>
          <svg:title/>
          <svg:desc/>
        </draw:frame>
      </draw:page>
      <draw:page draw:name="Slide61" draw:style-name="a1374" draw:master-page-name="Master1-Layout12-tx-Title-and-Text" presentation:presentation-page-layout-name="Master1-PPL12" draw:id="Slide-316">
        <draw:frame draw:id="id211" presentation:style-name="a1378" draw:name="Title 1" svg:x="1.38in" svg:y="0.4in" svg:width="10.6in" svg:height="1.44965in" presentation:class="title" presentation:placeholder="false">
          <draw:text-box>
            <text:p text:style-name="a1377" text:class-names="" text:cond-style-name=""><text:span text:style-name="a1375" text:class-names=""><text:s text:c="1"/>What to do (5:21-22)<text:s text:c="1"/></text:span><text:span text:style-name="a1376" text:class-names=""/></text:p>
          </draw:text-box>
          <svg:title/>
          <svg:desc/>
        </draw:frame>
        <draw:frame draw:id="id212" presentation:style-name="a1388" draw:name="Text Placeholder 2" svg:x="1.38in" svg:y="2in" svg:width="9.4in" svg:height="4.75868in" presentation:class="outline" presentation:placeholder="false">
          <draw:text-box>
            <text:list text:style-name="a1381">
              <text:list-item>
                <text:p text:style-name="a1380" text:class-names="" text:cond-style-name=""><text:span text:style-name="a1379" text:class-names=""><text:s text:c="1"/>Do test everything (5:21).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<text:s text:c="1"/>Do avoid every kind of evil (5:22).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</draw:text-box>
          <svg:title/>
          <svg:desc/>
        </draw:frame>
      </draw:page>
      <draw:page draw:name="Slide62" draw:style-name="a1389" draw:master-page-name="Master1-Layout12-tx-Title-and-Text" presentation:presentation-page-layout-name="Master1-PPL12" draw:id="Slide-317">
        <draw:frame draw:id="id213" presentation:style-name="a1393" draw:name="Title 1" svg:x="1.38in" svg:y="0.4in" svg:width="10.6in" svg:height="1.44965in" presentation:class="title" presentation:placeholder="false">
          <draw:text-box>
            <text:p text:style-name="a1392" text:class-names="" text:cond-style-name=""><text:span text:style-name="a1390" text:class-names=""><text:s text:c="1"/>Be careful (5:19-22)<text:s text:c="1"/></text:span><text:span text:style-name="a1391" text:class-names=""/></text:p>
          </draw:text-box>
          <svg:title/>
          <svg:desc/>
        </draw:frame>
        <draw:frame draw:id="id214" presentation:style-name="a1403" draw:name="Text Placeholder 2" svg:x="1.38in" svg:y="2in" svg:width="9.4in" svg:height="4.75868in" presentation:class="outline" presentation:placeholder="false">
          <draw:text-box>
            <text:list text:style-name="a1396">
              <text:list-item>
                <text:p text:style-name="a1395" text:class-names="" text:cond-style-name=""><text:span text:style-name="a1394" text:class-names=""><text:s text:c="1"/>What not to do (5:19-20)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1"/>What to do (5:21-22)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</draw:text-box>
          <svg:title/>
          <svg:desc/>
        </draw:frame>
      </draw:page>
      <draw:page draw:name="Slide63" draw:style-name="a1404" draw:master-page-name="Master1-Layout13-twoColTx-Title-and-2-Column-Text" presentation:presentation-page-layout-name="Master1-PPL13" draw:id="Slide-318">
        <draw:frame draw:id="id215" presentation:style-name="a1408" draw:name="Title 1" svg:x="1.38in" svg:y="0.4in" svg:width="10.6in" svg:height="1.44965in" presentation:class="title" presentation:placeholder="false">
          <draw:text-box>
            <text:p text:style-name="a1407" text:class-names="" text:cond-style-name=""><text:span text:style-name="a1405" text:class-names="">I.THE RULES (5:1-22)<text:s text:c="1"/></text:span><text:span text:style-name="a1406" text:class-names=""/></text:p>
          </draw:text-box>
          <svg:title/>
          <svg:desc/>
        </draw:frame>
        <draw:frame draw:id="id216" presentation:style-name="a1424" draw:name="Text Placeholder 2" svg:x="1.38021in" svg:y="2in" svg:width="4.61632in" svg:height="4.75868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><text:s text:c="1"/>Be watchful (5:1-10).<text:s text:c="1"/>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<text:s text:c="1"/>Be helpful (5:11, 14).<text:s text:c="1"/>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<text:s text:c="1"/>Be respectful (5:12-13):<text:s text:c="1"/>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<text:s text:c="1"/>Be merciful (5:15):<text:s text:c="1"/>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/></text:p>
              </text:list-item>
            </text:list>
          </draw:text-box>
          <svg:title/>
          <svg:desc/>
        </draw:frame>
        <draw:frame draw:id="id217" presentation:style-name="a1440" draw:name="Text Placeholder 3" svg:x="6.16319in" svg:y="2in" svg:width="4.61632in" svg:height="4.75868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5" text:class-names=""><text:s text:c="1"/>Be joyful (5:16):<text:s text:c="1"/>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<text:s text:c="1"/>Be prayerful (5:17):<text:s text:c="1"/>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<text:s text:c="1"/>Be thankful (5:18):<text:s text:c="1"/>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<text:s text:c="1"/>Be careful (5:19-22)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</draw:text-box>
          <svg:title/>
          <svg:desc/>
        </draw:frame>
      </draw:page>
      <draw:page draw:name="Slide64" draw:style-name="a1441" draw:master-page-name="Master1-Layout12-tx-Title-and-Text" presentation:presentation-page-layout-name="Master1-PPL12" draw:id="Slide-319">
        <draw:frame draw:id="id218" presentation:style-name="a1445" draw:name="Title 1" svg:x="1.38in" svg:y="0.4in" svg:width="10.6in" svg:height="1.44965in" presentation:class="title" presentation:placeholder="false">
          <draw:text-box>
            <text:p text:style-name="a1444" text:class-names="" text:cond-style-name=""><text:span text:style-name="a1442" text:class-names="">1 THESSALONIANS 5<text:s text:c="1"/></text:span><text:span text:style-name="a1443" text:class-names=""/></text:p>
          </draw:text-box>
          <svg:title/>
          <svg:desc/>
        </draw:frame>
        <draw:frame draw:id="id219" presentation:style-name="a1455" draw:name="Text Placeholder 2" svg:x="1.38in" svg:y="2in" svg:width="9.4in" svg:height="4.75868in" presentation:class="outline" presentation:placeholder="false">
          <draw:text-box>
            <text:list text:style-name="a1448">
              <text:list-item>
                <text:p text:style-name="a1447" text:class-names="" text:cond-style-name=""><text:span text:style-name="a1446" text:class-names="">I.THE RULES (5:1-22)<text:s text:c="1"/>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THE REASSURANCES (5:23-24)<text:s text:c="1"/>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</draw:text-box>
          <svg:title/>
          <svg:desc/>
        </draw:frame>
      </draw:page>
      <draw:page draw:name="Slide65" draw:style-name="a1456" draw:master-page-name="Master1-Layout1-title-Title-Slide" presentation:presentation-page-layout-name="Master1-PPL1" draw:id="Slide-320">
        <draw:frame draw:id="id220" presentation:style-name="a1460" draw:name="Title 1" svg:x="1.38in" svg:y="0.83in" svg:width="10.3in" svg:height="4.42in" presentation:class="title" presentation:placeholder="false">
          <draw:text-box>
            <text:p text:style-name="a1459" text:class-names="" text:cond-style-name=""><text:span text:style-name="a1457" text:class-names="">THE REASSURANCES (5:23-24)<text:s text:c="1"/></text:span><text:span text:style-name="a1458" text:class-names=""/></text:p>
          </draw:text-box>
          <svg:title/>
          <svg:desc/>
        </draw:frame>
        <draw:frame draw:id="id221" presentation:style-name="a1465" draw:name="Subtitle 2" svg:x="1.38in" svg:y="5.25in" svg:width="10.3in" svg:height="1.85in" presentation:class="subtitle" presentation:placeholder="false">
          <draw:text-box>
            <text:p text:style-name="a1462" text:class-names="" text:cond-style-name=""><text:span text:style-name="a1461" text:class-names=""><text:s text:c="1"/>What God will do (5:23)<text:s text:c="1"/></text:span></text:p>
            <text:p text:style-name="a1464" text:class-names="" text:cond-style-name=""><text:span text:style-name="a1463" text:class-names=""/></text:p>
          </draw:text-box>
          <svg:title/>
          <svg:desc/>
        </draw:frame>
      </draw:page>
      <draw:page draw:name="Slide66" draw:style-name="a1466" draw:master-page-name="Master1-Layout12-tx-Title-and-Text" presentation:presentation-page-layout-name="Master1-PPL12" draw:id="Slide-321">
        <draw:frame draw:id="id222" presentation:style-name="a1470" draw:name="Title 1" svg:x="1.38in" svg:y="0.4in" svg:width="10.6in" svg:height="1.44965in" presentation:class="title" presentation:placeholder="false">
          <draw:text-box>
            <text:p text:style-name="a1469" text:class-names="" text:cond-style-name=""><text:span text:style-name="a1467" text:class-names=""><text:s text:c="1"/>What God will do (5:23)<text:s text:c="1"/></text:span><text:span text:style-name="a1468" text:class-names=""/></text:p>
          </draw:text-box>
          <svg:title/>
          <svg:desc/>
        </draw:frame>
        <draw:frame draw:id="id223" presentation:style-name="a1480" draw:name="Text Placeholder 2" svg:x="1.38in" svg:y="2in" svg:width="9.4in" svg:height="4.75868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71" text:class-names=""><text:s text:c="1"/>At the present (5:23a):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<text:s text:c="1"/>In the future (5:23b):<text:s text:c="1"/>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</draw:text-box>
          <svg:title/>
          <svg:desc/>
        </draw:frame>
      </draw:page>
      <draw:page draw:name="Slide67" draw:style-name="a1481" draw:master-page-name="Master1-Layout12-tx-Title-and-Text" presentation:presentation-page-layout-name="Master1-PPL12" draw:id="Slide-322">
        <draw:frame draw:id="id224" presentation:style-name="a1485" draw:name="Title 1" svg:x="1.38in" svg:y="0.4in" svg:width="10.6in" svg:height="1.44965in" presentation:class="title" presentation:placeholder="false">
          <draw:text-box>
            <text:p text:style-name="a1484" text:class-names="" text:cond-style-name=""><text:span text:style-name="a1482" text:class-names="">THE REASSURANCES (5:23-24)<text:s text:c="1"/></text:span><text:span text:style-name="a1483" text:class-names=""/></text:p>
          </draw:text-box>
          <svg:title/>
          <svg:desc/>
        </draw:frame>
        <draw:frame draw:id="id225" presentation:style-name="a1495" draw:name="Text Placeholder 2" svg:x="1.38in" svg:y="2in" svg:width="9.4in" svg:height="4.75868in" presentation:class="outline" presentation:placeholder="false">
          <draw:text-box>
            <text:list text:style-name="a1488">
              <text:list-item>
                <text:p text:style-name="a1487" text:class-names="" text:cond-style-name=""><text:span text:style-name="a1486" text:class-names=""><text:s text:c="1"/>What God will do (5:23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><text:s text:c="1"/>Why God will do it (5:24):<text:s text:c="1"/>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/></text:p>
              </text:list-item>
            </text:list>
          </draw:text-box>
          <svg:title/>
          <svg:desc/>
        </draw:frame>
      </draw:page>
      <draw:page draw:name="Slide68" draw:style-name="a1496" draw:master-page-name="Master1-Layout12-tx-Title-and-Text" presentation:presentation-page-layout-name="Master1-PPL12" draw:id="Slide-323">
        <draw:frame draw:id="id226" presentation:style-name="a1500" draw:name="Title 1" svg:x="1.38in" svg:y="0.4in" svg:width="10.6in" svg:height="1.44965in" presentation:class="title" presentation:placeholder="false">
          <draw:text-box>
            <text:p text:style-name="a1499" text:class-names="" text:cond-style-name=""><text:span text:style-name="a1497" text:class-names="">1 THESSALONIANS 5<text:s text:c="1"/></text:span><text:span text:style-name="a1498" text:class-names=""/></text:p>
          </draw:text-box>
          <svg:title/>
          <svg:desc/>
        </draw:frame>
        <draw:frame draw:id="id227" presentation:style-name="a1513" draw:name="Text Placeholder 2" svg:x="1.38in" svg:y="2in" svg:width="9.4in" svg:height="4.75868in" presentation:class="outline" presentation:placeholder="false">
          <draw:text-box>
            <text:list text:style-name="a1503">
              <text:list-item>
                <text:p text:style-name="a1502" text:class-names="" text:cond-style-name=""><text:span text:style-name="a1501" text:class-names="">I.THE RULES (5:1-22)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THE REASSURANCES (5:23-24)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THE REQUESTS (5:25-28)<text:s text:c="1"/>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/></text:p>
              </text:list-item>
            </text:list>
          </draw:text-box>
          <svg:title/>
          <svg:desc/>
        </draw:frame>
      </draw:page>
      <draw:page draw:name="Slide69" draw:style-name="a1514" draw:master-page-name="Master1-Layout12-tx-Title-and-Text" presentation:presentation-page-layout-name="Master1-PPL12" draw:id="Slide-324">
        <draw:frame draw:id="id228" presentation:style-name="a1518" draw:name="Title 1" svg:x="1.38in" svg:y="0.4in" svg:width="10.6in" svg:height="1.44965in" presentation:class="title" presentation:placeholder="false">
          <draw:text-box>
            <text:p text:style-name="a1517" text:class-names="" text:cond-style-name=""><text:span text:style-name="a1515" text:class-names="">THE REQUESTS (5:25-28)<text:s text:c="1"/></text:span><text:span text:style-name="a1516" text:class-names=""/></text:p>
          </draw:text-box>
          <svg:title/>
          <svg:desc/>
        </draw:frame>
        <draw:frame draw:id="id229" presentation:style-name="a1528" draw:name="Text Placeholder 2" svg:x="1.38in" svg:y="2in" svg:width="9.4in" svg:height="4.75868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9" text:class-names=""><text:s text:c="1"/>Pray for me (5:25).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<text:s text:c="1"/>Greet everyone for me (5:26).<text:s text:c="1"/>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/></text:p>
              </text:list-item>
            </text:list>
          </draw:text-box>
          <svg:title/>
          <svg:desc/>
        </draw:frame>
      </draw:page>
      <draw:page draw:name="Slide70" draw:style-name="a1529" draw:master-page-name="Master1-Layout12-tx-Title-and-Text" presentation:presentation-page-layout-name="Master1-PPL12" draw:id="Slide-325">
        <draw:frame draw:id="id230" presentation:style-name="a1533" draw:name="Title 1" svg:x="1.38in" svg:y="0.4in" svg:width="10.6in" svg:height="1.44965in" presentation:class="title" presentation:placeholder="false">
          <draw:text-box>
            <text:p text:style-name="a1532" text:class-names="" text:cond-style-name=""><text:span text:style-name="a1530" text:class-names="">1 THESSALONIANS 5<text:s text:c="1"/></text:span><text:span text:style-name="a1531" text:class-names=""/></text:p>
          </draw:text-box>
          <svg:title/>
          <svg:desc/>
        </draw:frame>
        <draw:frame draw:id="id231" presentation:style-name="a1546" draw:name="Text Placeholder 2" svg:x="1.38in" svg:y="2in" svg:width="9.4in" svg:height="4.75868in" presentation:class="outline" presentation:placeholder="false">
          <draw:text-box>
            <text:list text:style-name="a1536">
              <text:list-item>
                <text:p text:style-name="a1535" text:class-names="" text:cond-style-name=""><text:span text:style-name="a1534" text:class-names="">I.THE RULES (5:1-22)<text:s text:c="1"/>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THE REASSURANCES (5:23-24)<text:s text:c="1"/>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THE REQUESTS (5:25-28)<text:s text:c="1"/>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/></text:p>
              </text:list-item>
            </text:list>
          </draw:text-box>
          <svg:title/>
          <svg:desc/>
        </draw:frame>
      </draw:page>
      <draw:page draw:name="Slide71" draw:style-name="a1547" draw:master-page-name="Master1-Layout1-title-Title-Slide" presentation:presentation-page-layout-name="Master1-PPL1" draw:id="Slide-326">
        <draw:frame draw:id="id232" presentation:style-name="a1551" draw:name="Title 1" svg:x="1.38in" svg:y="0.83in" svg:width="10.3in" svg:height="4.42in" presentation:class="title" presentation:placeholder="false">
          <draw:text-box>
            <text:p text:style-name="a1550" text:class-names="" text:cond-style-name=""><text:span text:style-name="a1548" text:class-names="">1 Thessalonians</text:span><text:span text:style-name="a1549" text:class-names=""/></text:p>
          </draw:text-box>
          <svg:title/>
          <svg:desc/>
        </draw:frame>
        <draw:frame draw:id="id233" presentation:style-name="a155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Thessalonians</dc:title>
    <meta:initial-creator>David STRICKLAND</meta:initial-creator>
    <dc:creator>David STRICKLAND</dc:creator>
    <meta:creation-date>2020-02-24T10:48:15Z</meta:creation-date>
    <dc:date>2020-02-24T10:48:16Z</dc:date>
    <meta:template xlink:href="BibleStudy" xlink:type="simple"/>
    <meta:editing-cycles>1</meta:editing-cycles>
    <meta:editing-duration>PT1S</meta:editing-duration>
    <meta:document-statistic meta:paragraph-count="223" meta:word-count="1708"/>
  </office:meta>
</office:document-meta>
</file>